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30000023C33BCE7D287E144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5.198in" svg:height="5.9583in" draw:z-index="0"><draw:image xlink:href="Pictures/10000001000001F30000023C33BCE7D287E144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6:01:40.846988692</meta:creation-date>
    <dc:date>2024-08-15T16:02:20.113560532</dc:date>
    <meta:editing-duration>PT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